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804a" officeooo:paragraph-rsid="0012804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804a" officeooo:paragraph-rsid="0012804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2804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86fc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a0ea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76a80"/>
    </style:style>
    <style:style style:name="P7" style:family="paragraph" style:parent-style-name="Standard">
      <style:paragraph-properties fo:text-align="start" style:justify-single-word="false"/>
      <style:text-properties officeooo:paragraph-rsid="00186fcc"/>
    </style:style>
    <style:style style:name="P8" style:family="paragraph" style:parent-style-name="Standard">
      <style:paragraph-properties fo:text-align="start" style:justify-single-word="false"/>
      <style:text-properties officeooo:paragraph-rsid="001a0eae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2804a" officeooo:paragraph-rsid="0012804a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6fcc" officeooo:paragraph-rsid="00186fc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6fcc" officeooo:paragraph-rsid="001a0ea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4079e" officeooo:paragraph-rsid="0013c82c" style:font-size-asian="12pt" style:font-weight-asian="normal" style:font-size-complex="13pt" style:font-weight-complex="normal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5pt" fo:font-style="italic" officeooo:rsid="0013c82c" style:font-size-asian="15pt" style:font-style-asian="italic" style:font-size-complex="15pt" style:font-style-complex="italic"/>
    </style:style>
    <style:style style:name="T3" style:family="text">
      <style:text-properties fo:font-size="15pt" fo:font-style="italic" officeooo:rsid="00186fcc" style:font-size-asian="15pt" style:font-style-asian="italic" style:font-size-complex="15pt" style:font-style-complex="italic"/>
    </style:style>
    <style:style style:name="T4" style:family="text">
      <style:text-properties fo:font-size="15pt" fo:font-style="italic" officeooo:rsid="001a0eae" style:font-size-asian="15pt" style:font-style-asian="italic" style:font-size-complex="15pt" style:font-style-complex="italic"/>
    </style:style>
    <style:style style:name="T5" style:family="text">
      <style:text-properties fo:color="#0000cd" fo:font-size="12pt" fo:font-weight="normal" officeooo:rsid="00186fcc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186fcc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2804a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a0ea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2804a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76a8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2804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5eba8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3c82c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86fcc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a0eae" style:font-size-asian="12pt" style:font-weight-asian="normal" style:font-size-complex="12pt" style:font-weight-complex="normal"/>
    </style:style>
    <style:style style:name="T16" style:family="text">
      <style:text-properties officeooo:rsid="00186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Անվտանգություն</text:p>
      <text:p text:style-name="P2"/>
      <text:p text:style-name="P3"/>
      <text:p text:style-name="P3"><text:span text:style-name="T1">1․ SQL Injection</text:span> <text:span text:style-name="T16">(Սոցիալական քարտ)</text:span></text:p>
      <text:p text:style-name="P3"><text:tab/></text:p>
      <text:p text:style-name="P6"><text:span text:style-name="T9"><text:tab/></text:span><text:span text:style-name="T10">1.Մուտք գործել </text:span><text:a xlink:type="simple" xlink:href="https://www.vivus.goodcredit.am/" text:style-name="Internet_20_link" text:visited-style-name="Visited_20_Internet_20_Link"><text:span text:style-name="T10">https://www.vivus.goodcredit.am/</text:span></text:a><text:span text:style-name="T10"> կայք։</text:span></text:p>
      <text:p text:style-name="P6"><text:span text:style-name="T10"><text:tab/></text:span><text:span text:style-name="T14">2. Քլիկ անել “ԴԻՄԵԼ” <text:s/>կոճակին։</text:span></text:p>
      <text:p text:style-name="P7"><text:span text:style-name="T14"><text:tab/>3. Նոր բացված էջում(</text:span><text:a xlink:type="simple" xlink:href="https://www.vivus.goodcredit.am/registration" text:style-name="Internet_20_link" text:visited-style-name="Visited_20_Internet_20_Link"><text:span text:style-name="T14">https://www.vivus.goodcredit.am/registration</text:span></text:a><text:span text:style-name="T14">) <text:tab/>“Սոցիալական քարտ” դաշտում ներմուծել </text:span><text:span text:style-name="T11">“’ ‘ </text:span><text:span text:style-name="T6">; </text:span><text:span text:style-name="T5">DROP</text:span><text:span text:style-name="T6"> </text:span><text:span text:style-name="T5">TABLE</text:span><text:span text:style-name="T6"> </text:span><text:span text:style-name="T7">IdCards</text:span><text:span text:style-name="T11">” </text:span><text:span text:style-name="T14">։</text:span></text:p>
      <text:p text:style-name="P10"><text:tab/></text:p>
      <text:p text:style-name="P10"><text:tab/>Արդյունքւոմ պետք է ստանանք սխալի մասին հաղորդագրություն։</text:p>
      <text:p text:style-name="P10"/>
      <text:p text:style-name="P4"><text:span text:style-name="T3">2</text:span><text:span text:style-name="T1">․ SQL Injection</text:span> <text:span text:style-name="T16">(Սոցքարտ)</text:span></text:p>
      <text:p text:style-name="P4"><text:tab/></text:p>
      <text:p text:style-name="P7"><text:span text:style-name="T9"><text:tab/></text:span><text:span text:style-name="T10">1.Մուտք գործել </text:span><text:a xlink:type="simple" xlink:href="https://www.vivus.goodcredit.am/" text:style-name="Internet_20_link" text:visited-style-name="Visited_20_Internet_20_Link"><text:span text:style-name="T10">https://www.vivus.goodcredit.am/</text:span></text:a><text:span text:style-name="T10"> կայք։</text:span></text:p>
      <text:p text:style-name="P7"><text:span text:style-name="T10"><text:tab/></text:span><text:span text:style-name="T14">2. Քլիկ անել “</text:span><text:span text:style-name="T15">Մուտք</text:span><text:span text:style-name="T14">” <text:s/>կոճակին։</text:span></text:p>
      <text:p text:style-name="P8"><text:span text:style-name="T14"><text:tab/>3. Նոր բացված </text:span><text:span text:style-name="T15">դիալոգային պատուհանի </text:span><text:span text:style-name="T14">“Սոց</text:span><text:span text:style-name="T15">քարտ</text:span><text:span text:style-name="T14">” դաշտում <text:tab/>ներմուծել </text:span><text:span text:style-name="T11">“’ ‘ </text:span><text:span text:style-name="T6">; </text:span><text:span text:style-name="T5">DROP</text:span><text:span text:style-name="T6"> </text:span><text:span text:style-name="T5">TABLE</text:span><text:span text:style-name="T6"> </text:span><text:span text:style-name="T7">IdCards</text:span><text:span text:style-name="T11">” </text:span><text:span text:style-name="T14">։</text:span></text:p>
      <text:p text:style-name="P10"><text:tab/></text:p>
      <text:p text:style-name="P10"><text:tab/>Արդյունքւոմ պետք է ստանանք սխալի մասին հաղորդագրություն։</text:p>
      <text:p text:style-name="P10"/>
      <text:p text:style-name="P5"><text:span text:style-name="T4">3</text:span><text:span text:style-name="T1">․ SQL Injection</text:span> <text:span text:style-name="T16">(Գաղտնաբառ)</text:span></text:p>
      <text:p text:style-name="P5"><text:tab/></text:p>
      <text:p text:style-name="P8"><text:span text:style-name="T9"><text:tab/></text:span><text:span text:style-name="T10">1.Մուտք գործել </text:span><text:a xlink:type="simple" xlink:href="https://www.vivus.goodcredit.am/" text:style-name="Internet_20_link" text:visited-style-name="Visited_20_Internet_20_Link"><text:span text:style-name="T10">https://www.vivus.goodcredit.am/</text:span></text:a><text:span text:style-name="T10"> կայք։</text:span></text:p>
      <text:p text:style-name="P8"><text:span text:style-name="T10"><text:tab/></text:span><text:span text:style-name="T14">2. Քլիկ անել “</text:span><text:span text:style-name="T15">Մուտք</text:span><text:span text:style-name="T14">” <text:s/>կոճակին։</text:span></text:p>
      <text:p text:style-name="P8"><text:span text:style-name="T14"><text:tab/>3. Նոր բացված </text:span><text:span text:style-name="T15">դիալոգային պատուհանի </text:span><text:span text:style-name="T14">“</text:span><text:span text:style-name="T15">Գաղտնաբառ</text:span><text:span text:style-name="T14">” դաշտում <text:tab/>ներմուծել </text:span><text:span text:style-name="T11">“’ ‘ </text:span><text:span text:style-name="T6">; </text:span><text:span text:style-name="T5">DROP</text:span><text:span text:style-name="T6"> </text:span><text:span text:style-name="T5">TABLE</text:span><text:span text:style-name="T6"> </text:span><text:span text:style-name="T8">password</text:span><text:span text:style-name="T11">” </text:span><text:span text:style-name="T14">։</text:span></text:p>
      <text:p text:style-name="P11"><text:tab/></text:p>
      <text:p text:style-name="P11"><text:tab/>Արդյունքւոմ պետք է ստանանք սխալի մասին հաղորդագրություն։</text:p>
      <text:p text:style-name="P9"/>
      <text:p text:style-name="P5"><text:span text:style-name="T4">4</text:span><text:span text:style-name="T1">․ </text:span><text:span text:style-name="T2">JavaScript</text:span><text:span text:style-name="T1"> Injection</text:span> <text:span text:style-name="T16">(Սոցիալական քարտ)</text:span></text:p>
      <text:p text:style-name="P5"><text:tab/></text:p>
      <text:p text:style-name="P8"><text:span text:style-name="T9"><text:tab/></text:span><text:span text:style-name="T10">1.Մուտք գործել </text:span><text:a xlink:type="simple" xlink:href="https://www.vivus.goodcredit.am/" text:style-name="Internet_20_link" text:visited-style-name="Visited_20_Internet_20_Link"><text:span text:style-name="T10">https://www.vivus.goodcredit.am/</text:span></text:a><text:span text:style-name="T10"> կայք։</text:span></text:p>
      <text:p text:style-name="P8"><text:span text:style-name="T10"><text:tab/></text:span><text:span text:style-name="T14">2. Քլիկ անել “ԴԻՄԵԼ” <text:s/>կոճակին։</text:span></text:p>
      <text:p text:style-name="P8"><text:span text:style-name="T14"><text:tab/>3. Նոր բացված էջում(</text:span><text:a xlink:type="simple" xlink:href="https://www.vivus.goodcredit.am/registration" text:style-name="Internet_20_link" text:visited-style-name="Visited_20_Internet_20_Link"><text:span text:style-name="T14">https://www.vivus.goodcredit.am/registration</text:span></text:a><text:span text:style-name="T14">) <text:tab/>“Սոցիալական քարտ” դաշտում ներմուծել </text:span><text:span text:style-name="T11">“</text:span><text:span text:style-name="T12">&lt;script&gt;</text:span><text:span text:style-name="T13">alert(‘hacked’)</text:span><text:span text:style-name="T12">&lt;/script&gt;</text:span><text:span text:style-name="T11">” </text:span><text:span text:style-name="T14">։</text:span></text:p>
      <text:p text:style-name="P11"><text:tab/></text:p>
      <text:p text:style-name="P11"><text:tab/>Արդյունքւոմ պետք է ստանանք սխալի մասին հաղորդագրություն։</text:p>
      <text:p text:style-name="P11"/>
      <text:p text:style-name="P5"><text:span text:style-name="T4">5</text:span><text:span text:style-name="T1">․ </text:span><text:span text:style-name="T2">JavaScriptJavaScript</text:span><text:span text:style-name="T1"> Injection</text:span> <text:span text:style-name="T16">(Սոցքարտ)</text:span></text:p>
      <text:p text:style-name="P5"><text:tab/></text:p>
      <text:p text:style-name="P8"><text:span text:style-name="T9"><text:tab/></text:span><text:span text:style-name="T10">1.Մուտք գործել </text:span><text:a xlink:type="simple" xlink:href="https://www.vivus.goodcredit.am/" text:style-name="Internet_20_link" text:visited-style-name="Visited_20_Internet_20_Link"><text:span text:style-name="T10">https://www.vivus.goodcredit.am/</text:span></text:a><text:span text:style-name="T10"> կայք։</text:span></text:p>
      <text:p text:style-name="P8"><text:span text:style-name="T10"><text:tab/></text:span><text:span text:style-name="T14">2. Քլիկ անել “</text:span><text:span text:style-name="T15">Մուտք</text:span><text:span text:style-name="T14">” <text:s/>կոճակին։</text:span></text:p>
      <text:p text:style-name="P8"><text:span text:style-name="T14"><text:tab/>3. Նոր բացված </text:span><text:span text:style-name="T15">դիալոգային պատուհանի </text:span><text:span text:style-name="T14">“Սոց</text:span><text:span text:style-name="T15">քարտ</text:span><text:span text:style-name="T14">” դաշտում <text:tab/>ներմուծել </text:span><text:span text:style-name="T11">“</text:span><text:span text:style-name="T12">&lt;script&gt;</text:span><text:span text:style-name="T13">alert(‘hacked’)</text:span><text:span text:style-name="T12">&lt;/script&gt;</text:span><text:span text:style-name="T11">” </text:span><text:span text:style-name="T14">։</text:span></text:p>
      <text:p text:style-name="P11"><text:tab/></text:p>
      <text:p text:style-name="P11"><text:tab/>Արդյունքւոմ պետք է ստանանք սխալի մասին հաղորդագրություն։</text:p>
      <text:p text:style-name="P11"/>
      <text:p text:style-name="P5"><text:span text:style-name="T4">6</text:span><text:span text:style-name="T1">․ </text:span><text:span text:style-name="T2">JavaScriptJavaScript</text:span><text:span text:style-name="T1"> Injection</text:span> <text:span text:style-name="T16">(Գաղտնաբառ)</text:span></text:p>
      <text:p text:style-name="P5"><text:tab/></text:p>
      <text:p text:style-name="P8"><text:soft-page-break/><text:span text:style-name="T9"><text:tab/></text:span><text:span text:style-name="T10">1.Մուտք գործել </text:span><text:a xlink:type="simple" xlink:href="https://www.vivus.goodcredit.am/" text:style-name="Internet_20_link" text:visited-style-name="Visited_20_Internet_20_Link"><text:span text:style-name="T10">https://www.vivus.goodcredit.am/</text:span></text:a><text:span text:style-name="T10"> կայք։</text:span></text:p>
      <text:p text:style-name="P8"><text:span text:style-name="T10"><text:tab/></text:span><text:span text:style-name="T14">2. Քլիկ անել “</text:span><text:span text:style-name="T15">Մուտք</text:span><text:span text:style-name="T14">” <text:s/>կոճակին։</text:span></text:p>
      <text:p text:style-name="P8"><text:span text:style-name="T14"><text:tab/>3. Նոր բացված </text:span><text:span text:style-name="T15">դիալոգային պատուհանի </text:span><text:span text:style-name="T14">“</text:span><text:span text:style-name="T15">Գաղտնաբառ</text:span><text:span text:style-name="T14">” դաշտում <text:tab/>ներմուծել </text:span><text:span text:style-name="T11">“</text:span><text:span text:style-name="T12">&lt;script&gt;</text:span><text:span text:style-name="T13">alert(‘hacked’)</text:span><text:span text:style-name="T12">&lt;/script&gt;</text:span><text:span text:style-name="T11">” </text:span><text:span text:style-name="T14">։</text:span></text:p>
      <text:p text:style-name="P11"><text:tab/></text:p>
      <text:p text:style-name="P11"><text:tab/>Արդյունքւոմ պետք է ստանանք սխալի մասին հաղորդագրություն։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51:10.895394958</meta:creation-date>
    <dc:date>2017-12-06T09:53:19.475002726</dc:date>
    <meta:editing-duration>PT20M1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198" meta:character-count="1760" meta:non-whitespace-character-count="1545"/>
  </office:meta>
</office:document-meta>
</file>